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sv" fo:country="SE" style:text-underline-style="solid" style:text-underline-width="auto" style:text-underline-color="font-color"/>
    </style:style>
    <style:style style:name="P2" style:family="paragraph" style:parent-style-name="Standard">
      <style:paragraph-properties fo:text-align="center" style:justify-single-word="false"/>
      <style:text-properties fo:language="sv" fo:country="SE"/>
    </style:style>
    <style:style style:name="P3" style:family="paragraph" style:parent-style-name="Standard">
      <style:paragraph-properties fo:text-align="start" style:justify-single-word="false"/>
      <style:text-properties fo:language="sv" fo:country="SE"/>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 om Fourier</text:p>
      <text:p text:style-name="P2"/>
      <text:p text:style-name="P3">Det finns tillfällen då man kan behöva uppskatta en signal med en annan signal. För att approximera <text:span text:style-name="T2">F</text:span><text:span text:style-name="T1">1</text:span><text:span text:style-name="T2">(</text:span><text:span text:style-name="T3">x</text:span><text:span text:style-name="T2">)</text:span><text:span text:style-name="T1"> </text:span><text:span text:style-name="T2">med</text:span> <text:span text:style-name="T2">F</text:span><text:span text:style-name="T1">2</text:span><text:span text:style-name="T2">(</text:span><text:span text:style-name="T3">x</text:span><text:span text:style-name="T2">) kan vi skriva: </text:span><text:span text:style-name="T2"><draw:frame draw:style-name="fr1" draw:name="Object1" text:anchor-type="as-char" svg:width="1.2063in" svg:height="0.2083in" draw:z-index="0"><draw:object xlink:href="./Object 1" xlink:type="simple" xlink:show="embed" xlink:actuate="onLoad"/><draw:image xlink:href="./ObjectReplacements/Object 1" xlink:type="simple" xlink:show="embed" xlink:actuate="onLoad"/></draw:frame></text:span><text:span text:style-name="T2">Sedan kan vi bestämma k så att uppskattningen blir så bra som möjligt. För att öka noggrannheten kan vi lägga in ytterligare en signal med en faktor: </text:span><text:span text:style-name="T2"><draw:frame draw:style-name="fr1" draw:name="Object2" text:anchor-type="as-char" svg:width="2.0417in" svg:height="0.2091in" draw:z-index="1"><draw:object xlink:href="./Object 2" xlink:type="simple" xlink:show="embed" xlink:actuate="onLoad"/><draw:image xlink:href="./ObjectReplacements/Object 2" xlink:type="simple" xlink:show="embed" xlink:actuate="onLoad"/></draw:frame></text:span><text:span text:style-name="T2">För varje term vi lägger till förbättras approximationen vilket betyder att om vi hade ett oändligt antal termer borde vi kunna få en exakt likhet. Sedan är frågan vad för slags signaler vi ska använda för approximationen. Vi väljer sinus och cosinus signaler för att de är lätta att använda (och kanske mer som jag inte minns). Vi har nu fått uttrycket för en s.k. Fourierserie: </text:span><text:span text:style-name="T2"><draw:frame draw:style-name="fr1" draw:name="Object3" text:anchor-type="as-char" svg:width="2.3799in" svg:height="0.4484in" draw:z-index="2"><draw:object xlink:href="./Object 3" xlink:type="simple" xlink:show="embed" xlink:actuate="onLoad"/><draw:image xlink:href="./ObjectReplacements/Object 3" xlink:type="simple" xlink:show="embed" xlink:actuate="onLoad"/></draw:frame></text:span></text:p>
      <text:p text:style-name="P3"><text:span text:style-name="T2"/></text:p>
      <text:p text:style-name="P3"><text:span text:style-name="T2">Tack vare gamle goda Euler vet vi att </text:span><text:span text:style-name="T2"><draw:frame draw:style-name="fr2" draw:name="Object4" text:anchor-type="as-char" svg:width="1.4409in" svg:height="0.2154in" draw:z-index="3"><draw:object xlink:href="./Object 4" xlink:type="simple" xlink:show="embed" xlink:actuate="onLoad"/><draw:image xlink:href="./ObjectReplacements/Object 4" xlink:type="simple" xlink:show="embed" xlink:actuate="onLoad"/></draw:frame></text:span><text:span text:style-name="T2">. Tack vare det sambandet kan vi skriva om Fourierserien som </text:span></text:p>
      <text:p text:style-name="P3"><text:span text:style-name="T2"><draw:frame draw:style-name="fr2" draw:name="Object5" text:anchor-type="as-char" svg:width="1.1925in" svg:height="0.4484in" draw:z-index="4"><draw:object xlink:href="./Object 5" xlink:type="simple" xlink:show="embed" xlink:actuate="onLoad"/><draw:image xlink:href="./ObjectReplacements/Object 5" xlink:type="simple" xlink:show="embed" xlink:actuate="onLoad"/></draw:frame></text:span><text:span text:style-name="T2"> där c</text:span><text:span text:style-name="T1">n</text:span><text:span text:style-name="T2"> ges av </text:span><text:span text:style-name="T2"><draw:frame draw:style-name="fr2" draw:name="Object6" text:anchor-type="as-char" svg:width="1.3028in" svg:height="0.4709in" draw:z-index="5"><draw:object xlink:href="./Object 6" xlink:type="simple" xlink:show="embed" xlink:actuate="onLoad"/><draw:image xlink:href="./ObjectReplacements/Object 6" xlink:type="simple" xlink:show="embed" xlink:actuate="onLoad"/></draw:frame></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2-08T14:07:13</meta:creation-date>
    <dc:date>2009-03-11T22:18:04</dc:date>
    <meta:editing-cycles>17</meta:editing-cycles>
    <meta:editing-duration>PT2H38M26S</meta:editing-duration>
    <meta:user-defined meta:name="Info 1"/>
    <meta:user-defined meta:name="Info 2"/>
    <meta:user-defined meta:name="Info 3"/>
    <meta:user-defined meta:name="Info 4"/>
    <meta:document-statistic meta:table-count="0" meta:image-count="0" meta:object-count="6" meta:page-count="1" meta:paragraph-count="4" meta:word-count="143" meta:character-count="796"/>
  </office:meta>
</office:document-meta>
</file>

<file path=Object 1/content.xml><?xml version="1.0" encoding="utf-8"?>
<!DOCTYPE math  PUBLIC '-//OpenOffice.org//DTD Modified W3C MathML 1.01//EN'  'math.dtd'>
<math:math xmlns:math="http://www.w3.org/1998/Math/MathML">
  <math:semantics>
    <math:mrow>
      <math:msub>
        <math:mi>F</math:mi>
        <math:mn>1</math:mn>
      </math:msub>
      <math:mrow>
        <math:mrow>
          <math:mo math:stretchy="false">(</math:mo>
          <math:mi>x</math:mi>
          <math:mo math:stretchy="false">)</math:mo>
        </math:mrow>
        <math:mo math:stretchy="false">=</math:mo>
        <math:mrow>
          <math:mi>k</math:mi>
          <math:mo math:stretchy="false">∗</math:mo>
          <math:msub>
            <math:mi>F</math:mi>
            <math:mn>2</math:mn>
          </math:msub>
        </math:mrow>
      </math:mrow>
      <math:mrow>
        <math:mo math:stretchy="false">(</math:mo>
        <math:mi>x</math:mi>
        <math:mo math:stretchy="false">)</math:mo>
      </math:mrow>
    </math:mrow>
    <math:annotation math:encoding="StarMath 5.0">F rsub{1}(x) = k*F rsub{2}(x)</math:annotation>
  </math:semantics>
</math:math>
</file>

<file path=Object 2/content.xml><?xml version="1.0" encoding="utf-8"?>
<!DOCTYPE math  PUBLIC '-//OpenOffice.org//DTD Modified W3C MathML 1.01//EN'  'math.dtd'>
<math:math xmlns:math="http://www.w3.org/1998/Math/MathML">
  <math:semantics>
    <math:mrow>
      <math:msub>
        <math:mi>F</math:mi>
        <math:mn>1</math:mn>
      </math:msub>
      <math:mrow>
        <math:mrow>
          <math:mo math:stretchy="false">(</math:mo>
          <math:mi>x</math:mi>
          <math:mo math:stretchy="false">)</math:mo>
        </math:mrow>
        <math:mo math:stretchy="false">=</math:mo>
        <math:mrow>
          <math:msub>
            <math:mi>k</math:mi>
            <math:mn>2</math:mn>
          </math:msub>
          <math:mo math:stretchy="false">∗</math:mo>
          <math:msub>
            <math:mi>F</math:mi>
            <math:mn>2</math:mn>
          </math:msub>
        </math:mrow>
      </math:mrow>
      <math:mrow>
        <math:mrow>
          <math:mo math:stretchy="false">(</math:mo>
          <math:mi>x</math:mi>
          <math:mo math:stretchy="false">)</math:mo>
        </math:mrow>
        <math:mo math:stretchy="false">+</math:mo>
        <math:mrow>
          <math:msub>
            <math:mi>k</math:mi>
            <math:mn>3</math:mn>
          </math:msub>
          <math:mo math:stretchy="false">∗</math:mo>
          <math:msub>
            <math:mi>F</math:mi>
            <math:mn>3</math:mn>
          </math:msub>
        </math:mrow>
      </math:mrow>
      <math:mrow>
        <math:mo math:stretchy="false">(</math:mo>
        <math:mi>x</math:mi>
        <math:mo math:stretchy="false">)</math:mo>
      </math:mrow>
    </math:mrow>
    <math:annotation math:encoding="StarMath 5.0">F rsub{1}(x) = k rsub{2} * F rsub{2}(x) + k rsub{3} * F rsub{3}(x)</math:annotation>
  </math:semantics>
</math:math>
</file>

<file path=Object 3/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frac>
          <math:msub>
            <math:mi>a</math:mi>
            <math:mn>0</math:mn>
          </math:msub>
          <math:mn>2</math:mn>
        </math:mfrac>
      </math:mrow>
      <math:mrow>
        <math:munderover>
          <math:mo math:stretchy="false">∑</math:mo>
          <math:mrow>
            <math:mi>k</math:mi>
            <math:mo math:stretchy="false">=</math:mo>
            <math:mn>1</math:mn>
          </math:mrow>
          <math:mo math:stretchy="false">∞</math:mo>
        </math:munderover>
        <math:mrow>
          <math:msub>
            <math:mi>a</math:mi>
            <math:mi>k</math:mi>
          </math:msub>
          <math:mi>cos</math:mi>
          <math:mrow>
            <math:mrow>
              <math:mo math:stretchy="false">(</math:mo>
              <math:mi math:fontstyle="italic">kx</math:mi>
              <math:mo math:stretchy="false">)</math:mo>
            </math:mrow>
            <math:mo math:stretchy="false">+</math:mo>
            <math:msub>
              <math:mi>b</math:mi>
              <math:mi>k</math:mi>
            </math:msub>
          </math:mrow>
          <math:mi>sin</math:mi>
          <math:mrow>
            <math:mo math:stretchy="false">(</math:mo>
            <math:mi math:fontstyle="italic">kx</math:mi>
            <math:mo math:stretchy="false">)</math:mo>
          </math:mrow>
        </math:mrow>
      </math:mrow>
    </math:mrow>
    <math:annotation math:encoding="StarMath 5.0">x(t)={a rsub{0}} over {2} sum from{k=1} to{infinity } { a rsub{k} cos(kx) + b rsub{k} sin(kx) } </math:annotation>
  </math:semantics>
</math:math>
</file>

<file path=Object 4/content.xml><?xml version="1.0" encoding="utf-8"?>
<!DOCTYPE math  PUBLIC '-//OpenOffice.org//DTD Modified W3C MathML 1.01//EN'  'math.dtd'>
<math:math xmlns:math="http://www.w3.org/1998/Math/MathML">
  <math:semantics>
    <math:mrow>
      <math:mi>cos</math:mi>
      <math:mrow>
        <math:mrow>
          <math:mo math:stretchy="false">(</math:mo>
          <math:mi>v</math:mi>
          <math:mo math:stretchy="false">)</math:mo>
        </math:mrow>
        <math:mo math:stretchy="false">+</math:mo>
        <math:mi>i</math:mi>
      </math:mrow>
      <math:mi>sin</math:mi>
      <math:mrow>
        <math:mrow>
          <math:mo math:stretchy="false">(</math:mo>
          <math:mi>v</math:mi>
          <math:mo math:stretchy="false">)</math:mo>
        </math:mrow>
        <math:mo math:stretchy="false">=</math:mo>
        <math:msup>
          <math:mi math:fontstyle="normal">e</math:mi>
          <math:mi math:fontstyle="italic">iv</math:mi>
        </math:msup>
      </math:mrow>
    </math:mrow>
    <math:annotation math:encoding="StarMath 5.0">cos(v) + i sin(v) = func e^{iv} </math:annotation>
  </math:semantics>
</math:math>
</file>

<file path=Object 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underover>
            <math:mo math:stretchy="false">∑</math:mo>
            <math:mrow>
              <math:mi>n</math:mi>
              <math:mo math:stretchy="false">=</math:mo>
              <math:mrow>
                <math:mo math:stretchy="false">−</math:mo>
                <math:mo math:stretchy="false">∞</math:mo>
              </math:mrow>
            </math:mrow>
            <math:mo math:stretchy="false">∞</math:mo>
          </math:munderover>
          <math:msub>
            <math:mi>c</math:mi>
            <math:mi>n</math:mi>
          </math:msub>
        </math:mrow>
      </math:mrow>
      <math:msup>
        <math:mi math:fontstyle="normal">e</math:mi>
        <math:mi math:fontstyle="italic">inx</math:mi>
      </math:msup>
    </math:mrow>
    <math:annotation math:encoding="StarMath 5.0">f(x) =  sum from {n=-infinity } to {infinity} c_{n} func e^{inx}  </math:annotation>
  </math:semantics>
</math:math>
</file>

<file path=Object 6/content.xml><?xml version="1.0" encoding="utf-8"?>
<!DOCTYPE math  PUBLIC '-//OpenOffice.org//DTD Modified W3C MathML 1.01//EN'  'math.dtd'>
<math:math xmlns:math="http://www.w3.org/1998/Math/MathML">
  <math:semantics>
    <math:mrow>
      <math:mfrac>
        <math:mn>1</math:mn>
        <math:mrow>
          <math:mn>2</math:mn>
          <math:mo math:stretchy="false">π</math:mo>
        </math:mrow>
      </math:mfrac>
      <math:mrow>
        <math:munderover>
          <math:mo math:stretchy="false">∫</math:mo>
          <math:mrow>
            <math:mo math:stretchy="false">−</math:mo>
            <math:mo math:stretchy="false">π</math:mo>
          </math:mrow>
          <math:mo math:stretchy="false">π</math:mo>
        </math:munderover>
        <math:mi>f</math:mi>
      </math:mrow>
      <math:mrow>
        <math:mo math:stretchy="false">(</math:mo>
        <math:mi>x</math:mi>
        <math:mo math:stretchy="false">)</math:mo>
      </math:mrow>
      <math:msup>
        <math:mi math:fontstyle="normal">e</math:mi>
        <math:mrow>
          <math:mo math:stretchy="false">−</math:mo>
          <math:mi math:fontstyle="italic">inx</math:mi>
        </math:mrow>
      </math:msup>
      <math:mi math:fontstyle="italic">dx</math:mi>
    </math:mrow>
    <math:annotation math:encoding="StarMath 5.0">{1} over {2%pi} int from{-%pi} to{%pi} f(x) func e ^{-inx} dx </math:annotation>
  </math:semantics>
</math:math>
</file>